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9.606cm" fo:margin-left="-0.863cm" table:align="left"/>
    </style:style>
    <style:style style:name="Tabla1.A" style:family="table-column">
      <style:table-column-properties style:column-width="6.509cm"/>
    </style:style>
    <style:style style:name="Tabla1.B" style:family="table-column">
      <style:table-column-properties style:column-width="2.99cm"/>
    </style:style>
    <style:style style:name="Tabla1.C" style:family="table-column">
      <style:table-column-properties style:column-width="4.128cm"/>
    </style:style>
    <style:style style:name="Tabla1.D" style:family="table-column">
      <style:table-column-properties style:column-width="5.98cm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text-properties fo:font-size="26pt" officeooo:rsid="0009964f" officeooo:paragraph-rsid="0009964f" style:font-size-asian="22.75pt" style:font-size-complex="26pt"/>
    </style:style>
    <style:style style:name="P2" style:family="paragraph" style:parent-style-name="Standard">
      <style:paragraph-properties fo:text-align="end" style:justify-single-word="false"/>
      <style:text-properties fo:font-size="26pt" officeooo:rsid="0009964f" officeooo:paragraph-rsid="0009964f" style:font-size-asian="22.75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26pt" officeooo:rsid="0009964f" officeooo:paragraph-rsid="0009964f" style:font-size-asian="22.75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9964f" officeooo:paragraph-rsid="0009964f" style:font-size-asian="20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fo:font-size="20pt" officeooo:rsid="000ae89e" officeooo:paragraph-rsid="000ae89e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Table_20_Contents">
      <style:paragraph-properties fo:text-align="center" style:justify-single-word="false"/>
      <style:text-properties fo:font-size="18pt" officeooo:rsid="000ae89e" officeooo:paragraph-rsid="000ae89e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actura</text:p>
      <text:p text:style-name="P1"><text:span text:style-name="T1">Nombre de la compañía</text:span></text:p>
      <text:p text:style-name="P1"><text:span text:style-name="T1"/></text:p>
      <text:p text:style-name="P3"><text:span text:style-name="T2">Dirección<text:tab/><text:tab/><text:tab/><text:tab/><text:tab/><text:tab/><text:tab/><text:tab/><text:tab/>Fecha: 18/11/2022</text:span></text:p>
      <text:p text:style-name="P3"><text:span text:style-name="T2">Cuidad. Código postal<text:tab/><text:tab/><text:tab/><text:tab/><text:tab/><text:tab/><text:tab/>Factura: 100</text:span></text:p>
      <text:p text:style-name="P3"><text:span text:style-name="T2">Teléfono/Fax</text:span></text:p>
      <text:p text:style-name="P2"><text:span text:style-name="T2"/></text:p>
      <text:p text:style-name="P2"><text:span text:style-name="T2">Por: Descripción del proyecto o servicio</text:span></text:p>
      <text:p text:style-name="P3"><text:span text:style-name="T2">Facturar a:<text:tab/></text:span></text:p>
      <text:p text:style-name="P3"><text:span text:style-name="T2">Nombre</text:span></text:p>
      <text:p text:style-name="P3"><text:span text:style-name="T2">Nombre de la compañía</text:span></text:p>
      <text:p text:style-name="P3"><text:span text:style-name="T2">Dirección</text:span></text:p>
      <text:p text:style-name="P3"><text:span text:style-name="T2">Cuidad. Código postal</text:span></text:p>
      <text:p text:style-name="P3"><text:span text:style-name="T2">Teléfono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>Descripción</text:p>
          </table:table-cell>
          <table:table-cell table:style-name="Tabla1.A1" office:value-type="string">
            <text:p text:style-name="P5">Horas</text:p>
          </table:table-cell>
          <table:table-cell table:style-name="Tabla1.A1" office:value-type="string">
            <text:p text:style-name="P5">Tasa</text:p>
          </table:table-cell>
          <table:table-cell table:style-name="Tabla1.A1" office:value-type="string">
            <text:p text:style-name="P5">Cantidad</text:p>
          </table:table-cell>
        </table:table-row>
        <table:table-row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8">€</text:p>
          </table:table-cell>
        </table:table-row>
        <table:table-row>
          <table:table-cell table:style-name="Tabla1.A1" table:number-rows-spanned="5" table:number-columns-spanned="2" office:value-type="string">
            <text:p text:style-name="P7"/>
          </table:table-cell>
          <table:covered-table-cell/>
          <table:table-cell table:style-name="Tabla1.A1" office:value-type="string">
            <text:p text:style-name="P8">Subtotal</text:p>
          </table:table-cell>
          <table:table-cell table:style-name="Tabla1.A1" office:value-type="string">
            <text:p text:style-name="P8">€</text:p>
          </table:table-cell>
        </table:table-row>
        <table:table-row>
          <table:covered-table-cell table:style-name="Tabla1.A1"/>
          <table:covered-table-cell/>
          <table:table-cell table:style-name="Tabla1.A1" office:value-type="string">
            <text:p text:style-name="P8">tipo impositivo</text:p>
          </table:table-cell>
          <table:table-cell table:style-name="Tabla1.A1" office:value-type="string">
            <text:p text:style-name="P7"/>
          </table:table-cell>
        </table:table-row>
        <table:table-row>
          <table:covered-table-cell table:style-name="Tabla1.A1"/>
          <table:covered-table-cell/>
          <table:table-cell table:style-name="Tabla1.A1" office:value-type="string">
            <text:p text:style-name="P8">impuestos sobre ventas</text:p>
          </table:table-cell>
          <table:table-cell table:style-name="Tabla1.A1" office:value-type="string">
            <text:p text:style-name="P7"/>
          </table:table-cell>
        </table:table-row>
        <table:table-row>
          <table:covered-table-cell table:style-name="Tabla1.A1"/>
          <table:covered-table-cell/>
          <table:table-cell table:style-name="Tabla1.A1" office:value-type="string">
            <text:p text:style-name="P8">otros</text:p>
          </table:table-cell>
          <table:table-cell table:style-name="Tabla1.A1" office:value-type="string">
            <text:p text:style-name="P7"/>
          </table:table-cell>
        </table:table-row>
        <table:table-row>
          <table:covered-table-cell table:style-name="Tabla1.A1"/>
          <table:covered-table-cell/>
          <table:table-cell table:style-name="Tabla1.A1" office:value-type="string">
            <text:p text:style-name="P8">total</text:p>
          </table:table-cell>
          <table:table-cell table:style-name="Tabla1.A1" office:value-type="string">
            <text:p text:style-name="P8">€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08:16:26.524573911</meta:creation-date>
    <dc:date>2022-11-18T08:33:37.910575066</dc:date>
    <meta:editing-duration>PT5M51S</meta:editing-duration>
    <meta:editing-cycles>1</meta:editing-cycles>
    <meta:document-statistic meta:table-count="1" meta:image-count="0" meta:object-count="0" meta:page-count="1" meta:paragraph-count="24" meta:word-count="47" meta:character-count="318" meta:non-whitespace-character-count="280"/>
    <meta:generator>LibreOffice/7.3.6.2$Linux_X86_64 LibreOffice_project/30$Build-2</meta:generator>
  </office:meta>
</office:document-meta>
</file>